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B81B1B5A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32pt" fo:font-weight="bold" officeooo:rsid="001294ca" officeooo:paragraph-rsid="001294ca" style:font-size-asian="32pt" style:font-weight-asian="bold" style:font-size-complex="32pt" style:font-weight-complex="bold"/>
    </style:style>
    <style:style style:name="P3" style:family="paragraph" style:parent-style-name="Standard">
      <style:paragraph-properties fo:margin-left="0cm" fo:margin-right="1.6cm" fo:text-align="end" style:justify-single-word="false" fo:text-indent="0cm" style:auto-text-indent="false">
        <style:tab-stops/>
      </style:paragraph-properties>
      <style:text-properties fo:font-size="16pt" fo:font-weight="bold" officeooo:rsid="001294ca" officeooo:paragraph-rsid="001294ca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1.6cm" fo:text-align="end" style:justify-single-word="false" fo:text-indent="0cm" style:auto-text-indent="false">
        <style:tab-stops/>
      </style:paragraph-properties>
      <style:text-properties fo:color="#3333ff" fo:font-size="16pt" fo:font-weight="bold" officeooo:rsid="001294ca" officeooo:paragraph-rsid="001294ca" style:font-size-asian="16pt" style:font-weight-asian="bold" style:font-size-complex="16pt" style:font-weight-complex="bold"/>
    </style:style>
    <style:style style:name="P5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>
        <style:tab-stops/>
      </style:paragraph-properties>
      <style:text-properties fo:color="#3333ff" fo:font-size="16pt" fo:font-weight="bold" officeooo:rsid="001294ca" officeooo:paragraph-rsid="001294ca" style:font-size-asian="16pt" style:font-weight-asian="bold" style:font-size-complex="16pt" style:font-weight-complex="bold"/>
    </style:style>
    <style:style style:name="T1" style:family="text">
      <style:text-properties fo:color="#ff0000"/>
    </style:style>
    <style:style style:name="T2" style:family="text">
      <style:text-properties fo:color="#009933"/>
    </style:style>
    <style:style style:name="T3" style:family="text">
      <style:text-properties fo:color="#007826"/>
    </style:style>
    <style:style style:name="T4" style:family="text">
      <style:text-properties fo:color="#006600"/>
    </style:style>
    <style:style style:name="T5" style:family="text">
      <style:text-properties fo:color="#336633"/>
    </style:style>
    <style:style style:name="T6" style:family="text">
      <style:text-properties fo:color="#990000"/>
    </style:style>
    <style:style style:name="T7" style:family="text">
      <style:text-properties fo:color="#801900"/>
    </style:style>
    <style:style style:name="T8" style:family="text">
      <style:text-properties fo:color="#00ff66"/>
    </style:style>
    <style:style style:name="T9" style:family="text">
      <style:text-properties fo:color="#0000ff"/>
    </style:style>
    <style:style style:name="T10" style:family="text">
      <style:text-properties fo:color="#00cccc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G</text:span><text:span text:style-name="T5">e</text:span><text:span text:style-name="T7">o</text:span><text:span text:style-name="T8">W</text:span><text:span text:style-name="T9">a</text:span><text:span text:style-name="T10">l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5">Manuel Jiménez Báez</text:p>
      <text:p text:style-name="P3"/>
      <text:p text:style-name="P4">2º DAW</text:p>
      <text:p text:style-name="P4">Proyecto Integrad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 xlink:href="Pictures/1000000000000258000001B81B1B5A8C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3:30:42.239574795</meta:creation-date>
    <dc:date>2014-12-17T13:45:07.482323320</dc:date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50" meta:non-whitespace-character-count="46"/>
    <meta:generator>LibreOffice/4.2.7.2$Linux_X86_64 LibreOffice_project/420m0$Build-2</meta:generator>
  </office:meta>
</office:document-meta>
</file>